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Introduction générale</text:span></text:h>
      <text:list text:style-name="L18">
        <text:list-item>
          <text:p text:style-name="P18">Contexte de la digitalisation industrielle (industrie 4.0)</text:p>
        </text:list-item>
        <text:list-item>
          <text:p text:style-name="P18">Problématique</text:p>
        </text:list-item>
        <text:list-item>
          <text:p text:style-name="P18">Objectifs du mémoire</text:p>
        </text:list-item>
        <text:list-item>
          <text:p text:style-name="P18">Méthodologie adoptée</text:p>
        </text:list-item>
        <text:list-item>
          <text:p text:style-name="P18">Plan du mémoire</text:p>
        </text:list-item>
      </text:list>
      <text:p text:style-name="Horizontal_20_Line"/>
      <text:h text:style-name="Heading_20_3" text:outline-level="3"><text:span text:style-name="Strong_20_Emphasis">Chapitre 1 : Contexte et enjeux de la mission</text:span></text:h>
      <text:list text:style-name="L19">
        <text:list-item>
          <text:p text:style-name="P19">Présentation de Jeumont Electric</text:p>
        </text:list-item>
        <text:list-item>
          <text:p text:style-name="P19">Présentation du site de Carquefou</text:p>
        </text:list-item>
        <text:list-item>
          <text:p text:style-name="P19">Fonctionnement des services impactés (Maintenance, Production)</text:p>
        </text:list-item>
        <text:list-item>
          <text:p text:style-name="P19">Problèmes identifiés avant la digitalisation</text:p>
        </text:list-item>
        <text:list-item>
          <text:p text:style-name="P19">Enjeux stratégiques liés à la modernisation</text:p>
        </text:list-item>
      </text:list>
      <text:p text:style-name="Horizontal_20_Line"/>
      <text:h text:style-name="Heading_20_3" text:outline-level="3"><text:span text:style-name="Strong_20_Emphasis">Chapitre 2 : Contexte industriel général</text:span></text:h>
      <text:list text:style-name="L20">
        <text:list-item>
          <text:p text:style-name="P20">Transformation numérique dans l’industrie</text:p>
        </text:list-item>
        <text:list-item>
          <text:p text:style-name="P20">Limites des outils traditionnels (Excel, applications vieillissantes…)</text:p>
        </text:list-item>
        <text:list-item>
          <text:p text:style-name="P20">Bénéfices attendus de la digitalisation ciblée</text:p>
        </text:list-item>
        <text:list-item>
          <text:p text:style-name="P20">Positionnement de Jeumont Electric dans ce mouvement</text:p>
        </text:list-item>
      </text:list>
      <text:p text:style-name="Horizontal_20_Line"/>
      <text:h text:style-name="Heading_20_3" text:outline-level="3"><text:span text:style-name="Strong_20_Emphasis">Chapitre 3 : Mission de digitalisation</text:span></text:h>
      <text:list text:style-name="L21">
        <text:list-item>
          <text:p text:style-name="P21">Cadrage général de la mission</text:p>
        </text:list-item>
        <text:list-item>
          <text:p text:style-name="P21">Objectifs techniques, fonctionnels et humains</text:p>
        </text:list-item>
        <text:list-item>
          <text:p text:style-name="P21">Contraintes rencontrées (techniques, organisationnelles)</text:p>
        </text:list-item>
        <text:list-item>
          <text:p text:style-name="P21">Attentes de l’entreprise vis-à-vis des solutions numériques</text:p>
        </text:list-item>
        <text:list-item>
          <text:p text:style-name="P21">Méthodologie agile, centrée utilisateur</text:p>
        </text:list-item>
      </text:list>
      <text:p text:style-name="Horizontal_20_Line"/>
      <text:h text:style-name="Heading_20_3" text:outline-level="3"><text:span text:style-name="Strong_20_Emphasis">Chapitre 4 : Conception et développement des applications web</text:span></text:h>
      <text:h text:style-name="Heading_20_4" text:outline-level="4">4.1 Présentation des trois applications</text:h>
      <text:list text:style-name="L22">
        <text:list-item>
          <text:p text:style-name="P22">Base d’expertise</text:p>
        </text:list-item>
        <text:list-item>
          <text:p text:style-name="P22">Traçabilité des barres</text:p>
        </text:list-item>
        <text:list-item>
          <text:p text:style-name="P22"><text:soft-page-break/>Suivi budgétaire de la maintenance</text:p>
        </text:list-item>
      </text:list>
      <text:h text:style-name="Heading_20_4" text:outline-level="4">4.2 Stack technique et choix d’architecture</text:h>
      <text:list text:style-name="L23">
        <text:list-item>
          <text:p text:style-name="P23">Technologies choisies</text:p>
        </text:list-item>
        <text:list-item>
          <text:p text:style-name="P23">Architecture générale (avec schéma recommandé)</text:p>
        </text:list-item>
        <text:list-item>
          <text:p text:style-name="P23">Sécurité, accès, interopérabilité</text:p>
        </text:list-item>
      </text:list>
      <text:h text:style-name="Heading_20_4" text:outline-level="4">4.3 Développement progressif</text:h>
      <text:list text:style-name="L24">
        <text:list-item>
          <text:p text:style-name="P24">Organisation projet, méthodes de travail</text:p>
        </text:list-item>
        <text:list-item>
          <text:p text:style-name="P24">Fonctionnalités clés par application</text:p>
        </text:list-item>
        <text:list-item>
          <text:p text:style-name="P24">Screens et parcours utilisateur</text:p>
        </text:list-item>
        <text:list-item>
          <text:p text:style-name="P24">Difficultés techniques rencontrées</text:p>
        </text:list-item>
      </text:list>
      <text:h text:style-name="Heading_20_4" text:outline-level="4">4.4 Tests et recette</text:h>
      <text:list text:style-name="L25">
        <text:list-item>
          <text:p text:style-name="P25">Recette fonctionnelle</text:p>
        </text:list-item>
        <text:list-item>
          <text:p text:style-name="P25">Implication des utilisateurs</text:p>
        </text:list-item>
        <text:list-item>
          <text:p text:style-name="P25">Ajustements</text:p>
        </text:list-item>
      </text:list>
      <text:p text:style-name="Horizontal_20_Line"/>
      <text:h text:style-name="Heading_20_3" text:outline-level="3"><text:span text:style-name="Strong_20_Emphasis">Chapitre 5 : Analyse critique et retour d’expérience</text:span></text:h>
      <text:h text:style-name="Heading_20_4" text:outline-level="4">5.1 Analyse qualitative</text:h>
      <text:list text:style-name="L26">
        <text:list-item>
          <text:p text:style-name="P26">Retours utilisateurs (verbatims, synthèse)</text:p>
        </text:list-item>
        <text:list-item>
          <text:p text:style-name="P26">Bénéfices ressentis</text:p>
        </text:list-item>
      </text:list>
      <text:h text:style-name="Heading_20_4" text:outline-level="4">5.2 Analyse quantitative</text:h>
      <text:list text:style-name="L27">
        <text:list-item>
          <text:p text:style-name="P27">Données avant / après</text:p>
        </text:list-item>
        <text:list-item>
          <text:p text:style-name="P27">Indicateurs mesurables : temps, erreurs, utilisation</text:p>
        </text:list-item>
        <text:list-item>
          <text:p text:style-name="P27">Tableaux comparatifs</text:p>
        </text:list-item>
      </text:list>
      <text:h text:style-name="Heading_20_4" text:outline-level="4">5.3 Résultats globaux</text:h>
      <text:list text:style-name="L28">
        <text:list-item>
          <text:p text:style-name="P28">Gains pour l’entreprise</text:p>
        </text:list-item>
        <text:list-item>
          <text:p text:style-name="P28">Ce qui a changé concrètement</text:p>
        </text:list-item>
      </text:list>
      <text:h text:style-name="Heading_20_4" text:outline-level="4">5.4 Montée en compétences</text:h>
      <text:list text:style-name="L29">
        <text:list-item>
          <text:p text:style-name="P29">Apports personnels techniques et méthodologiques</text:p>
        </text:list-item>
      </text:list>
      <text:p text:style-name="Horizontal_20_Line"/>
      <text:h text:style-name="Heading_20_3" text:outline-level="3"><text:soft-page-break/><text:span text:style-name="Strong_20_Emphasis">Chapitre 6 : Perspectives et recommandations</text:span></text:h>
      <text:list text:style-name="L30">
        <text:list-item>
          <text:p text:style-name="P30">Améliorations techniques possibles</text:p>
        </text:list-item>
        <text:list-item>
          <text:p text:style-name="P30">Recommandations d’optimisation organisationnelle</text:p>
        </text:list-item>
        <text:list-item>
          <text:p text:style-name="P30">Réutilisabilité dans d’autres ateliers / sites</text:p>
        </text:list-item>
        <text:list-item>
          <text:p text:style-name="P30">Pérennisation de la solution</text:p>
        </text:list-item>
      </text:list>
      <text:p text:style-name="Horizontal_20_Line"/>
      <text:h text:style-name="Heading_20_3" text:outline-level="3"><text:span text:style-name="Strong_20_Emphasis">Conclusion</text:span></text:h>
      <text:list text:style-name="L31">
        <text:list-item>
          <text:p text:style-name="P31">Résumé du travail effectué</text:p>
        </text:list-item>
        <text:list-item>
          <text:p text:style-name="P31">Réponse à la problématique</text:p>
        </text:list-item>
        <text:list-item>
          <text:p text:style-name="P31">Apports concrets pour l’entreprise</text:p>
        </text:list-item>
        <text:list-item>
          <text:p text:style-name="P31">Apports personnels et ouverture</text:p>
        </text:list-item>
      </text:list>
      <text:p text:style-name="Horizontal_20_Line"/>
      <text:h text:style-name="Heading_20_3" text:outline-level="3"><text:span text:style-name="Strong_20_Emphasis">Bibliographie</text:span></text:h>
      <text:h text:style-name="Heading_20_3" text:outline-level="3"><text:span text:style-name="Strong_20_Emphasis">Références</text:span></text:h>
      <text:h text:style-name="Heading_20_3" text:outline-level="3"><text:span text:style-name="Strong_20_Emphasis">Index / Liste des abréviations</text:span></text:h>
      <text:h text:style-name="Heading_20_3" text:outline-level="3"><text:span text:style-name="Strong_20_Emphasis">Glossaire</text:span></text:h>
      <text:h text:style-name="Heading_20_3" text:outline-level="3"><text:span text:style-name="Strong_20_Emphasis">Annexes</text:span></text:h>
      <text:list text:style-name="L32">
        <text:list-item>
          <text:p text:style-name="P32">Cahiers des charges</text:p>
        </text:list-item>
        <text:list-item>
          <text:p text:style-name="P32">Schémas UML / maquettes</text:p>
        </text:list-item>
        <text:list-item>
          <text:p text:style-name="P32">Captures d’écran</text:p>
        </text:list-item>
        <text:list-item>
          <text:p text:style-name="P32">Résultats de tests (si chiffrés)</text:p>
        </text:list-item>
      </text:list>
      <text:h text:style-name="Heading_20_3" text:outline-level="3"><text:span text:style-name="Strong_20_Emphasis">Résumé</text:span>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21:45:19.540604313</meta:creation-date>
    <dc:date>2025-04-29T23:59:16.486936968</dc:date>
    <meta:editing-duration>P1DT2H13M5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74" meta:word-count="350" meta:character-count="2427" meta:non-whitespace-character-count="2203"/>
  </office:meta>
</office:document-meta>
</file>